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D000000C308E95B95.png" manifest:media-type=""/>
  <manifest:file-entry manifest:full-path="Pictures/10000201000001CB000000C496C31DA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071in" svg:y="0in" svg:width="6.1193in" svg:height="2.6134in" draw:z-index="0"><draw:image xlink:href="Pictures/10000201000001CB000000C496C31DAF.png" xlink:type="simple" xlink:show="embed" xlink:actuate="onLoad"/></draw:frame><draw:frame draw:style-name="fr1" draw:name="graphics2" text:anchor-type="paragraph" svg:x="0.0071in" svg:y="2.6126in" svg:width="6.1193in" svg:height="2.6134in" draw:z-index="1"><draw:image xlink:href="Pictures/10000201000001CB000000C496C31DAF.png" xlink:type="simple" xlink:show="embed" xlink:actuate="onLoad"/></draw:frame><draw:frame draw:style-name="fr1" draw:name="graphics3" text:anchor-type="paragraph" svg:x="0.0071in" svg:y="5.2252in" svg:width="6.1193in" svg:height="2.6134in" draw:z-index="2"><draw:image xlink:href="Pictures/10000201000001CB000000C496C31DAF.png" xlink:type="simple" xlink:show="embed" xlink:actuate="onLoad"/></draw:frame></text:p>
      <text:p text:style-name="P1"><draw:frame draw:style-name="fr1" draw:name="graphics4" text:anchor-type="paragraph" svg:x="0.7752in" svg:y="0in" svg:width="6.1457in" svg:height="2.5992in" draw:z-index="3"><draw:image xlink:href="Pictures/10000201000001CD000000C308E95B95.png" xlink:type="simple" xlink:show="embed" xlink:actuate="onLoad"/></draw:frame><draw:frame draw:style-name="fr1" draw:name="graphics5" text:anchor-type="paragraph" svg:x="0.7752in" svg:y="2.5984in" svg:width="6.1457in" svg:height="2.5992in" draw:z-index="4"><draw:image xlink:href="Pictures/10000201000001CD000000C308E95B95.png" xlink:type="simple" xlink:show="embed" xlink:actuate="onLoad"/></draw:frame><draw:frame draw:style-name="fr1" draw:name="graphics6" text:anchor-type="paragraph" svg:x="0.7752in" svg:y="5.1972in" svg:width="6.1457in" svg:height="2.5992in" draw:z-index="5"><draw:image xlink:href="Pictures/10000201000001CD000000C308E95B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obert Schweikert</meta:initial-creator>
    <meta:creation-date>2013-10-25T09:10:15</meta:creation-date>
    <meta:printed-by>Robert Schweikert</meta:printed-by>
    <meta:print-date>2013-10-25T09:17:30</meta:print-date>
    <dc:date>2013-10-25T09:19:04</dc:date>
    <dc:creator>Robert Schweikert</dc:creator>
    <meta:editing-duration>P0D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3.6$Linux_X86_64 LibreOffice_project/360m1$Build-304</meta:generator>
  </office:meta>
</office:document-meta>
</file>